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08-15" calcext:value-type="date">
            <text:p>15/08/2025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09-10" calcext:value-type="date">
            <text:p>10/09/2025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11-17" calcext:value-type="date">
            <text:p>17/11/2025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12-09" calcext:value-type="date">
            <text:p>09/12/2025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table:formula="of:=[.C7]-[.F7]" office:value-type="float" office:value="570" calcext:value-type="float">
            <text:p>570,00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8" office:value-type="string" calcext:value-type="string">
            <text:p>TOTAL</text:p>
          </table:table-cell>
          <table:table-cell table:style-name="ce36" table:formula="of:=SUM([.H2:.H7])" office:value-type="float" office:value="570" calcext:value-type="float">
            <text:p>570,00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4" table:number-columns-repeated="55"/>
        </table:table-row>
        <table:table-row table:style-name="ro3" table:number-rows-repeated="3">
          <table:table-cell table:style-name="ce3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4" table:number-columns-repeated="55"/>
        </table:table-row>
        <table:table-row table:style-name="ro3" table:number-rows-repeated="31979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4" table:number-columns-repeated="55"/>
        </table:table-row>
        <table:table-row table:style-name="ro3" table:number-rows-repeated="33519">
          <table:table-cell table:style-name="ce5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4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42:26.297005601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42:26.2990739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0:38</meta:creation-date>
    <dc:date>2026-01-05T15:59:50.371362828</dc:date>
    <dc:language>pt-PT</dc:language>
    <meta:editing-cycles>625</meta:editing-cycles>
    <meta:editing-duration>P1DT15H55M51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